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eb4e9" officeooo:paragraph-rsid="000eb4e9" style:font-weight-asian="bold" style:font-weight-complex="bold"/>
    </style:style>
    <style:style style:name="P2" style:family="paragraph" style:parent-style-name="Standard">
      <style:text-properties fo:font-weight="bold" officeooo:rsid="00260caa" officeooo:paragraph-rsid="00260caa" style:font-weight-asian="bold" style:font-weight-complex="bold"/>
    </style:style>
    <style:style style:name="P3" style:family="paragraph" style:parent-style-name="Standard">
      <style:text-properties fo:font-weight="bold" officeooo:rsid="00323fe3" officeooo:paragraph-rsid="00323fe3" style:font-weight-asian="bold" style:font-weight-complex="bold"/>
    </style:style>
    <style:style style:name="P4" style:family="paragraph" style:parent-style-name="Standard">
      <style:text-properties fo:font-weight="bold" officeooo:rsid="003077fe" officeooo:paragraph-rsid="003077fe" style:font-weight-asian="bold" style:font-weight-complex="bold"/>
    </style:style>
    <style:style style:name="P5" style:family="paragraph" style:parent-style-name="Standard">
      <style:text-properties fo:font-weight="normal" officeooo:rsid="000eb4e9" officeooo:paragraph-rsid="000eb4e9" style:font-weight-asian="normal" style:font-weight-complex="normal"/>
    </style:style>
    <style:style style:name="P6" style:family="paragraph" style:parent-style-name="Standard">
      <style:text-properties fo:font-weight="normal" officeooo:rsid="000eb4e9" officeooo:paragraph-rsid="002c5dcb" style:font-weight-asian="normal" style:font-weight-complex="normal"/>
    </style:style>
    <style:style style:name="P7" style:family="paragraph" style:parent-style-name="Standard">
      <style:text-properties fo:font-weight="normal" officeooo:rsid="001543e8" officeooo:paragraph-rsid="001543e8" style:font-weight-asian="normal" style:font-weight-complex="normal"/>
    </style:style>
    <style:style style:name="P8" style:family="paragraph" style:parent-style-name="Standard">
      <style:text-properties fo:font-weight="normal" officeooo:rsid="0016c736" officeooo:paragraph-rsid="0016c736" style:font-weight-asian="normal" style:font-weight-complex="normal"/>
    </style:style>
    <style:style style:name="P9" style:family="paragraph" style:parent-style-name="Standard">
      <style:text-properties fo:font-weight="normal" officeooo:rsid="00186f31" officeooo:paragraph-rsid="00186f31" style:font-weight-asian="normal" style:font-weight-complex="normal"/>
    </style:style>
    <style:style style:name="P10" style:family="paragraph" style:parent-style-name="Standard">
      <style:text-properties fo:font-weight="normal" officeooo:rsid="00196024" officeooo:paragraph-rsid="00196024" style:font-weight-asian="normal" style:font-weight-complex="normal"/>
    </style:style>
    <style:style style:name="P11" style:family="paragraph" style:parent-style-name="Standard">
      <style:text-properties fo:font-weight="normal" officeooo:rsid="001e40c0" officeooo:paragraph-rsid="001e40c0" style:font-weight-asian="normal" style:font-weight-complex="normal"/>
    </style:style>
    <style:style style:name="P12" style:family="paragraph" style:parent-style-name="Standard">
      <style:text-properties fo:font-weight="normal" officeooo:rsid="001f88c5" officeooo:paragraph-rsid="001f88c5" style:font-weight-asian="normal" style:font-weight-complex="normal"/>
    </style:style>
    <style:style style:name="P13" style:family="paragraph" style:parent-style-name="Standard">
      <style:text-properties fo:font-weight="normal" officeooo:rsid="0020bc29" officeooo:paragraph-rsid="0020bc29" style:font-weight-asian="normal" style:font-weight-complex="normal"/>
    </style:style>
    <style:style style:name="P14" style:family="paragraph" style:parent-style-name="Standard">
      <style:text-properties fo:font-weight="normal" officeooo:rsid="002ebbfa" officeooo:paragraph-rsid="002ebbfa" style:font-weight-asian="normal" style:font-weight-complex="normal"/>
    </style:style>
    <style:style style:name="P15" style:family="paragraph" style:parent-style-name="Standard">
      <style:text-properties fo:font-weight="normal" officeooo:rsid="003077fe" officeooo:paragraph-rsid="003077fe" style:font-weight-asian="normal" style:font-weight-complex="normal"/>
    </style:style>
    <style:style style:name="P16" style:family="paragraph" style:parent-style-name="Standard">
      <style:text-properties fo:font-weight="normal" officeooo:rsid="00323fe3" officeooo:paragraph-rsid="00323fe3" style:font-weight-asian="normal" style:font-weight-complex="normal"/>
    </style:style>
    <style:style style:name="P17" style:family="paragraph" style:parent-style-name="Standard">
      <style:text-properties fo:font-weight="normal" officeooo:rsid="0034c6be" officeooo:paragraph-rsid="0034c6be" style:font-weight-asian="normal" style:font-weight-complex="normal"/>
    </style:style>
    <style:style style:name="P18" style:family="paragraph" style:parent-style-name="Standard">
      <style:text-properties fo:font-weight="normal" officeooo:rsid="0036bb31" officeooo:paragraph-rsid="0036bb31" style:font-weight-asian="normal" style:font-weight-complex="normal"/>
    </style:style>
    <style:style style:name="P19" style:family="paragraph" style:parent-style-name="Standard">
      <style:text-properties fo:font-weight="normal" officeooo:rsid="0037f4ad" officeooo:paragraph-rsid="0037f4ad" style:font-weight-asian="normal" style:font-weight-complex="normal"/>
    </style:style>
    <style:style style:name="P20" style:family="paragraph" style:parent-style-name="Standard">
      <style:text-properties fo:font-weight="normal" officeooo:rsid="0038cafa" officeooo:paragraph-rsid="0038cafa" style:font-weight-asian="normal" style:font-weight-complex="normal"/>
    </style:style>
    <style:style style:name="P21" style:family="paragraph" style:parent-style-name="Standard">
      <style:text-properties fo:font-weight="normal" officeooo:rsid="003a102c" officeooo:paragraph-rsid="003a102c" style:font-weight-asian="normal" style:font-weight-complex="normal"/>
    </style:style>
    <style:style style:name="P22" style:family="paragraph" style:parent-style-name="Standard">
      <style:text-properties fo:font-weight="normal" officeooo:rsid="003b71ff" officeooo:paragraph-rsid="003b71ff" style:font-weight-asian="normal" style:font-weight-complex="normal"/>
    </style:style>
    <style:style style:name="P23" style:family="paragraph" style:parent-style-name="Standard">
      <style:text-properties fo:font-weight="normal" officeooo:rsid="003c0ec6" officeooo:paragraph-rsid="003c0ec6" style:font-weight-asian="normal" style:font-weight-complex="normal"/>
    </style:style>
    <style:style style:name="P24" style:family="paragraph" style:parent-style-name="Standard">
      <style:text-properties fo:font-weight="normal" officeooo:rsid="003eebab" officeooo:paragraph-rsid="003eebab" style:font-weight-asian="normal" style:font-weight-complex="normal"/>
    </style:style>
    <style:style style:name="P25" style:family="paragraph" style:parent-style-name="Standard">
      <style:text-properties officeooo:paragraph-rsid="0016c736"/>
    </style:style>
    <style:style style:name="P26" style:family="paragraph" style:parent-style-name="Standard">
      <style:text-properties fo:font-weight="normal" officeooo:rsid="00405747" officeooo:paragraph-rsid="00405747" style:font-weight-asian="normal" style:font-weight-complex="normal"/>
    </style:style>
    <style:style style:name="P27" style:family="paragraph" style:parent-style-name="Standard">
      <style:text-properties fo:font-weight="normal" officeooo:rsid="00405747" officeooo:paragraph-rsid="0045c0e9" style:font-weight-asian="normal" style:font-weight-complex="normal"/>
    </style:style>
    <style:style style:name="P28" style:family="paragraph" style:parent-style-name="Standard">
      <style:text-properties fo:font-weight="normal" officeooo:rsid="00437181" officeooo:paragraph-rsid="0043d1c5" style:font-weight-asian="normal" style:font-weight-complex="normal"/>
    </style:style>
    <style:style style:name="P29" style:family="paragraph" style:parent-style-name="Standard">
      <style:text-properties fo:font-weight="normal" officeooo:rsid="003c0ec6" officeooo:paragraph-rsid="004504ec" style:font-weight-asian="normal" style:font-weight-complex="normal"/>
    </style:style>
    <style:style style:name="P30" style:family="paragraph" style:parent-style-name="Standard">
      <style:text-properties fo:font-weight="normal" officeooo:rsid="003c0ec6" officeooo:paragraph-rsid="0045c0e9" style:font-weight-asian="normal" style:font-weight-complex="normal"/>
    </style:style>
    <style:style style:name="P31" style:family="paragraph" style:parent-style-name="Standard">
      <style:text-properties fo:font-weight="normal" officeooo:rsid="003a102c" officeooo:paragraph-rsid="004504ec" style:font-weight-asian="normal" style:font-weight-complex="normal"/>
    </style:style>
    <style:style style:name="P32" style:family="paragraph" style:parent-style-name="Standard">
      <style:text-properties fo:font-weight="normal" officeooo:rsid="003a102c" officeooo:paragraph-rsid="004a548d" style:font-weight-asian="normal" style:font-weight-complex="normal"/>
    </style:style>
    <style:style style:name="P33" style:family="paragraph" style:parent-style-name="Standard">
      <style:text-properties fo:font-weight="normal" officeooo:rsid="003b71ff" officeooo:paragraph-rsid="004504ec" style:font-weight-asian="normal" style:font-weight-complex="normal"/>
    </style:style>
    <style:style style:name="P34" style:family="paragraph" style:parent-style-name="Standard">
      <style:text-properties fo:font-weight="normal" officeooo:rsid="003eebab" officeooo:paragraph-rsid="0045c0e9" style:font-weight-asian="normal" style:font-weight-complex="normal"/>
    </style:style>
    <style:style style:name="P35" style:family="paragraph" style:parent-style-name="Standard">
      <style:text-properties fo:font-weight="normal" officeooo:rsid="00488c72" officeooo:paragraph-rsid="00488c72" style:font-weight-asian="normal" style:font-weight-complex="normal"/>
    </style:style>
    <style:style style:name="P36" style:family="paragraph" style:parent-style-name="Standard">
      <style:text-properties fo:font-weight="normal" officeooo:rsid="0034c6be" officeooo:paragraph-rsid="004a548d" style:font-weight-asian="normal" style:font-weight-complex="normal"/>
    </style:style>
    <style:style style:name="P37" style:family="paragraph" style:parent-style-name="Standard">
      <style:text-properties fo:font-weight="normal" officeooo:rsid="0036bb31" officeooo:paragraph-rsid="004a548d" style:font-weight-asian="normal" style:font-weight-complex="normal"/>
    </style:style>
    <style:style style:name="P38" style:family="paragraph" style:parent-style-name="Standard">
      <style:text-properties fo:font-weight="normal" officeooo:rsid="0037f4ad" officeooo:paragraph-rsid="004a548d" style:font-weight-asian="normal" style:font-weight-complex="normal"/>
    </style:style>
    <style:style style:name="P39" style:family="paragraph" style:parent-style-name="Standard">
      <style:text-properties fo:font-weight="normal" officeooo:rsid="0038cafa" officeooo:paragraph-rsid="004a548d" style:font-weight-asian="normal" style:font-weight-complex="normal"/>
    </style:style>
    <style:style style:name="P40" style:family="paragraph" style:parent-style-name="Standard">
      <style:text-properties fo:font-weight="normal" officeooo:rsid="004acc72" officeooo:paragraph-rsid="004acc72" style:font-weight-asian="normal" style:font-weight-complex="normal"/>
    </style:style>
    <style:style style:name="P41" style:family="paragraph" style:parent-style-name="Standard">
      <style:text-properties fo:font-weight="normal" officeooo:rsid="004c0edb" officeooo:paragraph-rsid="004db395" style:font-weight-asian="normal" style:font-weight-complex="normal"/>
    </style:style>
    <style:style style:name="P42" style:family="paragraph" style:parent-style-name="Standard">
      <style:text-properties fo:font-weight="normal" officeooo:rsid="00323fe3" officeooo:paragraph-rsid="00323fe3" style:font-weight-asian="normal" style:font-weight-complex="normal"/>
    </style:style>
    <style:style style:name="P43" style:family="paragraph" style:parent-style-name="Standard">
      <style:text-properties fo:font-weight="normal" officeooo:rsid="004fa4a9" officeooo:paragraph-rsid="004fa4a9" style:font-weight-asian="normal" style:font-weight-complex="normal"/>
    </style:style>
    <style:style style:name="P44" style:family="paragraph" style:parent-style-name="Standard">
      <style:text-properties fo:font-weight="normal" officeooo:rsid="004fec8a" officeooo:paragraph-rsid="004fec8a" style:font-weight-asian="normal" style:font-weight-complex="normal"/>
    </style:style>
    <style:style style:name="P45" style:family="paragraph" style:parent-style-name="Standard">
      <style:text-properties fo:font-weight="normal" officeooo:rsid="003077fe" officeooo:paragraph-rsid="003077fe" style:font-weight-asian="normal" style:font-weight-complex="normal"/>
    </style:style>
    <style:style style:name="P46" style:family="paragraph" style:parent-style-name="Standard">
      <style:text-properties fo:font-weight="bold" officeooo:rsid="00405747" officeooo:paragraph-rsid="00405747" style:font-weight-asian="bold" style:font-weight-complex="bold"/>
    </style:style>
    <style:style style:name="P47" style:family="paragraph" style:parent-style-name="Standard">
      <style:text-properties fo:font-weight="bold" officeooo:rsid="00405747" officeooo:paragraph-rsid="0045c0e9" style:font-weight-asian="bold" style:font-weight-complex="bold"/>
    </style:style>
    <style:style style:name="P48" style:family="paragraph" style:parent-style-name="Standard">
      <style:text-properties fo:font-weight="bold" officeooo:rsid="004c0edb" officeooo:paragraph-rsid="004db395" style:font-weight-asian="bold" style:font-weight-complex="bold"/>
    </style:style>
    <style:style style:name="P49" style:family="paragraph" style:parent-style-name="Standard">
      <style:text-properties fo:font-weight="bold" officeooo:rsid="003077fe" officeooo:paragraph-rsid="003077fe" style:font-weight-asian="bold" style:font-weight-complex="bold"/>
    </style:style>
    <style:style style:name="T1" style:family="text">
      <style:text-properties officeooo:rsid="000fe3ce"/>
    </style:style>
    <style:style style:name="T2" style:family="text">
      <style:text-properties fo:font-weight="normal" style:font-weight-asian="normal" style:font-weight-complex="normal"/>
    </style:style>
    <style:style style:name="T3" style:family="text">
      <style:text-properties fo:font-weight="normal" officeooo:rsid="0016c736" style:font-weight-asian="normal" style:font-weight-complex="normal"/>
    </style:style>
    <style:style style:name="T4" style:family="text">
      <style:text-properties fo:font-weight="normal" officeooo:rsid="0016e718" style:font-weight-asian="normal" style:font-weight-complex="normal"/>
    </style:style>
    <style:style style:name="T5" style:family="text">
      <style:text-properties officeooo:rsid="001b2e51"/>
    </style:style>
    <style:style style:name="T6" style:family="text">
      <style:text-properties officeooo:rsid="001bebbd"/>
    </style:style>
    <style:style style:name="T7" style:family="text">
      <style:text-properties officeooo:rsid="002b508f"/>
    </style:style>
    <style:style style:name="T8" style:family="text">
      <style:text-properties officeooo:rsid="0036bb31"/>
    </style:style>
    <style:style style:name="T9" style:family="text">
      <style:text-properties officeooo:rsid="003a102c"/>
    </style:style>
    <style:style style:name="T10" style:family="text">
      <style:text-properties officeooo:rsid="003af2be"/>
    </style:style>
    <style:style style:name="T11" style:family="text">
      <style:text-properties officeooo:rsid="003b71ff"/>
    </style:style>
    <style:style style:name="T12" style:family="text">
      <style:text-properties officeooo:rsid="003d9166"/>
    </style:style>
    <style:style style:name="T13" style:family="text">
      <style:text-properties officeooo:rsid="003eebab"/>
    </style:style>
    <style:style style:name="T14" style:family="text">
      <style:text-properties officeooo:rsid="00405747"/>
    </style:style>
    <style:style style:name="T15" style:family="text">
      <style:text-properties officeooo:rsid="0041087d"/>
    </style:style>
    <style:style style:name="T16" style:family="text">
      <style:text-properties officeooo:rsid="0043d1c5"/>
    </style:style>
    <style:style style:name="T17" style:family="text">
      <style:text-properties officeooo:rsid="004504ec"/>
    </style:style>
    <style:style style:name="T18" style:family="text">
      <style:text-properties officeooo:rsid="0045c0e9"/>
    </style:style>
    <style:style style:name="T19" style:family="text">
      <style:text-properties officeooo:rsid="004a548d"/>
    </style:style>
    <style:style style:name="T20" style:family="text">
      <style:text-properties officeooo:rsid="004c0edb"/>
    </style:style>
    <style:style style:name="T21" style:family="text">
      <style:text-properties officeooo:rsid="004db395"/>
    </style:style>
    <style:style style:name="T22" style:family="text">
      <style:text-properties officeooo:rsid="004fec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fult links:</text:p>
      <text:p text:style-name="P2"><text:a xlink:type="simple" xlink:href="https://ch.mathworks.com/help/images/ref/fspecial.html" text:style-name="Internet_20_link" text:visited-style-name="Visited_20_Internet_20_Link">https://ch.mathworks.com/help/images/ref/fspecial.html</text:a></text:p>
      <text:p text:style-name="P1"/>
      <text:p text:style-name="P1"/>
      <text:p text:style-name="P1">What does rotation invariant mean ?</text:p>
      <text:p text:style-name="P1"/>
      <text:p text:style-name="P5"><text:span text:style-name="T1">I</text:span>t means if we change an image in any shape, the actual concept of the image doesn't change.<text:line-break/>For example if I rotate an image of a lets say tree, it's again a tree no matter what I do to that picture.</text:p>
      <text:p text:style-name="P5"/>
      <text:p text:style-name="P5"><text:span text:style-name="Strong_20_Emphasis"><text:span text:style-name="T2">Invariance</text:span></text:span> means that you can recognize an object as an object, even when its appearance <text:span text:style-name="Emphasis">varies</text:span> in some way. This is generally a good thing, because it preserves the object's identity, category, (etc) across changes in the specifics of the visual input, like relative positions of the viewer/camera and the object. </text:p>
      <text:p text:style-name="P5"/>
      <text:p text:style-name="P5"/>
      <text:p text:style-name="P1">2. Are the filters with filter kernels ’average’, disk’ and gaussian’ examples of low-pass,</text:p>
      <text:p text:style-name="P1">band-pass or high-pass filters?</text:p>
      <text:p text:style-name="P5"/>
      <text:p text:style-name="P7">High pass filters are used to make the image sharper, low pass filters are used to make the image <text:span text:style-name="T7">smoother.</text:span></text:p>
      <text:p text:style-name="P7"/>
      <text:p text:style-name="P25"><text:span text:style-name="T3">Low pass filtering smooths out noise, high pass filtering does just the opposite </text:span><text:span text:style-name="T4">by amplifying noise. </text:span>because noise consists largely of high frequencies, which are attenuated by a low pass filter. </text:p>
      <text:p text:style-name="P8"/>
      <text:p text:style-name="P9">High pass filtering can also cause small, faint details to be greatly exaggerated. </text:p>
      <text:p text:style-name="P9"/>
      <text:p text:style-name="P10">High pass filters allow high frequency <text:span text:style-name="T5">components</text:span> of the image pass through. <text:span text:style-name="T6">So, while high pass filter often improves an image by sharpening details, overdoing it can degrade an image quality.</text:span></text:p>
      <text:p text:style-name="P10"/>
      <text:p text:style-name="P11">Filters come in the form of matrices and are called kernels in image processing.</text:p>
      <text:p text:style-name="P11"/>
      <text:p text:style-name="P12">The kind of kernels that are used to detect edges of an image have the sum of it’s (kernel’s) element’s intensity values 0.</text:p>
      <text:p text:style-name="P5"/>
      <text:p text:style-name="P6">A low-pass filter attenuates high frequencies and retains low frequencies unchanged. The result in the spatial domain is equivalent to that of a <text:a xlink:type="simple" xlink:href="https://homepages.inf.ed.ac.uk/rbf/HIPR2/filtops.htm" text:style-name="Internet_20_link" text:visited-style-name="Visited_20_Internet_20_Link">smoothing filter</text:a>; as the blocked high frequencies correspond to sharp intensity changes, <text:span text:style-name="Emphasis">i.e.</text:span> to the fine-scale details and noise in the spatial domain image. </text:p>
      <text:p text:style-name="P6"><text:line-break/>A high pass filter, on the other hand, yields edge enhancement or edge detection in the spatial domain, because edges contain many high frequencies. Areas of rather constant gray level consist of mainly low frequencies and are therefore suppressed. </text:p>
      <text:p text:style-name="P6"/>
      <text:p text:style-name="P5">A band pass attenuates very low and very high frequencies, but retains a middle range band of frequencies. Band pass filtering can be used to enhance edges (suppressing low frequencies) while reducing the noise at the same time (attenuating high frequencies).</text:p>
      <text:p text:style-name="P5"/>
      <text:p text:style-name="P5"/>
      <text:p text:style-name="P5"/>
      <text:p text:style-name="P5"/>
      <text:p text:style-name="P5"/>
      <text:p text:style-name="P14"><text:soft-page-break/>Disk filter:</text:p>
      <text:p text:style-name="P14"/>
      <text:p text:style-name="P14">It takes the average of all elements in a window around each location. Let's say you were looking at an element (pixel) at (100,200) and had a disc of radius 10. So it would take all pixels in a circle from 90 to 110 and 190 to 210, multiply them by the values in the fspecial array, which are 1's in the disc, and 0's in the corners which are not included in the disc, then sum them up, and set the output value at (100, 200) to that sum. This will give the effect of blurring the array (image).</text:p>
      <text:p text:style-name="P5"/>
      <text:p text:style-name="P5">The Gaussian distribution is a continuous function which approximates the exact <text:a xlink:type="simple" xlink:href="http://hyperphysics.phy-astr.gsu.edu/hbase/Math/disfcn.html#c2" text:style-name="Internet_20_link" text:visited-style-name="Visited_20_Internet_20_Link">binomial distribution</text:a> of events. </text:p>
      <text:p text:style-name="P5"/>
      <text:p text:style-name="P13">Useful links:</text:p>
      <text:p text:style-name="P13"/>
      <text:p text:style-name="P13"><text:a xlink:type="simple" xlink:href="https://www.youtube.com/watch?v=pFWmqGbkoWg" text:style-name="Internet_20_link" text:visited-style-name="Visited_20_Internet_20_Link">https://www.youtube.com/watch?v=pFWmqGbkoWg</text:a></text:p>
      <text:p text:style-name="P13"><text:a xlink:type="simple" xlink:href="https://www.youtube.com/watch?v=C_zFhWdM4ic" text:style-name="Internet_20_link" text:visited-style-name="Visited_20_Internet_20_Link">https://www.youtube.com/watch?v=C_zFhWdM4ic</text:a></text:p>
      <text:p text:style-name="P13"><text:a xlink:type="simple" xlink:href="https://www.khanacademy.org/math/statistics-probability/modeling-distributions-of-data/more-on-normal-distributions/v/introduction-to-the-normal-distribution" text:style-name="Internet_20_link" text:visited-style-name="Visited_20_Internet_20_Link">https://www.khanacademy.org/math/statistics-probability/modeling-distributions-of-data/more-on-normal-distributions/v/introduction-to-the-normal-distribution</text:a></text:p>
      <text:p text:style-name="P13"><text:a xlink:type="simple" xlink:href="https://stats.stackexchange.com/questions/208936/what-is-translation-invariance-in-computer-vision-and-convolutional-neural-netwo" text:style-name="Internet_20_link" text:visited-style-name="Visited_20_Internet_20_Link">https://stats.stackexchange.com/questions/208936/what-is-translation-invariance-in-computer-vision-and-convolutional-neural-netwo</text:a></text:p>
      <text:p text:style-name="P13"/>
      <text:p text:style-name="P15">mean filter link:</text:p>
      <text:p text:style-name="P15"><text:a xlink:type="simple" xlink:href="https://www.youtube.com/watch?v=e7YXlE4YOO4" text:style-name="Internet_20_link" text:visited-style-name="Visited_20_Internet_20_Link">https://www.youtube.com/watch?v=e7YXlE4YOO4</text:a></text:p>
      <text:p text:style-name="P15"/>
      <text:p text:style-name="P4">4. Implement unsharp masking, again using simple arithmetics on images filtered with</text:p>
      <text:p text:style-name="P4">the filter kernels above. Demonstrate your results on the images cameraman.png and</text:p>
      <text:p text:style-name="P4">wagon.png and experiment with different values of both filter kernels and the α pa-</text:p>
      <text:p text:style-name="P4">rameter of unsharp masks (in the lecture notes). Please note, you are not supposed</text:p>
      <text:p text:style-name="P4">to use the built in unsharp mask in fspecial for this exercise.</text:p>
      <text:p text:style-name="P15"/>
      <text:p text:style-name="P15">Another application of linear filtering is image enhancement by sharpening, i.e., to increase fine details (differences with respect to local averages), accentuating edges.</text:p>
      <text:p text:style-name="P15"/>
      <text:p text:style-name="P15">alpha = 0.6; % Weight of the detail added to the original image</text:p>
      <text:p text:style-name="P15">sigma = 4; % Standard deviation of Gaussian filter ( in pixels )</text:p>
      <text:p text:style-name="P15">W = ceil (3* sigma ) ; % Half of the kernel size</text:p>
      <text:p text:style-name="P15">h_size = 2* W +1;</text:p>
      <text:p text:style-name="P15">h_smooth = fspecial ( ’ gaussian ’ , h_size , sigma ) ;</text:p>
      <text:p text:style-name="P15">h_sharpen = - alpha * h_smooth ;</text:p>
      <text:p text:style-name="P15">h_sharpen (W , W ) = h_sharpen (W , W ) + (1+ alpha ) ;</text:p>
      <text:p text:style-name="P15"/>
      <text:p text:style-name="P4">9. Implement your own code for 3x3 median filtering. You may use the Matlab function</text:p>
      <text:p text:style-name="P4">median that computes the median element of a vector. Use for instance two nested for-</text:p>
      <text:p text:style-name="P4">loops to iterate your filter for every neighborhood in the image. The exact behavior on</text:p>
      <text:p text:style-name="P4">the borders is not so important for this exercise and you may cut some corners here</text:p>
      <text:p text:style-name="P4">if it helps you.</text:p>
      <text:p text:style-name="P15"/>
      <text:p text:style-name="P16">median filter:</text:p>
      <text:p text:style-name="P16"/>
      <text:p text:style-name="P43">1. Used to reduce noise</text:p>
      <text:p text:style-name="P43">2. Non linear digital filtering</text:p>
      <text:p text:style-name="P43">3. While removing noise it preserves edges.</text:p>
      <text:p text:style-name="P16"/>
      <text:p text:style-name="P44"><text:soft-page-break/>I1 = imread(“image.png”)</text:p>
      <text:p text:style-name="P44">k = 1</text:p>
      <text:p text:style-name="P44">I2 = padarray(I1, [k k], ‘replicate’)</text:p>
      <text:p text:style-name="P44">[m n] = size(I1)</text:p>
      <text:p text:style-name="P44">for I = 2:(m-1)</text:p>
      <text:p text:style-name="P44"><text:tab/>for j = 2:(n-1)</text:p>
      <text:p text:style-name="P44"><text:tab/><text:tab/>v = I1(i-1:i+1,j-1:j+1)</text:p>
      <text:p text:style-name="P44"><text:tab/><text:tab/>r = median((v(:)’))</text:p>
      <text:p text:style-name="P44"><text:tab/><text:tab/>c(i-1,j-1) = uint8(ceil(r))</text:p>
      <text:p text:style-name="P16"><text:tab/><text:span text:style-name="T22">end</text:span></text:p>
      <text:p text:style-name="P44">end</text:p>
      <text:p text:style-name="P44"/>
      <text:p text:style-name="P44">imshow(c)</text:p>
      <text:p text:style-name="P44"/>
      <text:p text:style-name="P16"><text:a xlink:type="simple" xlink:href="https://www.youtube.com/watch?v=dvqldER3vBA" text:style-name="Internet_20_link" text:visited-style-name="Visited_20_Internet_20_Link">https://www.youtube.com/watch?v=dvqldER3vBA</text:a></text:p>
      <text:p text:style-name="P16"/>
      <text:p text:style-name="P3">10. If you implement a Gaussian filter using a large filter mask (and a large standard</text:p>
      <text:p text:style-name="P3">deviation), why do you get a black border around the image?</text:p>
      <text:p text:style-name="P16"/>
      <text:p text:style-name="P16">since your start your computation at coordinate locations <text:span text:style-name="Source_20_Text">centreOfMask</text:span> you dont set the pixel values for the boundary. Since you set the values to 0 in intialization, that boundary is black. That's a common problem in filtering, you have to decide yourself how you handle the border parts where the filter mask goes out of the image!</text:p>
      <text:p text:style-name="P16"/>
      <text:p text:style-name="P3">11. Repeat the same procedure with the image cameraman.png. Comment on the spectrum</text:p>
      <text:p text:style-name="P3">that you see and compare them to the ordinary representation of the image. You may</text:p>
      <text:p text:style-name="P3">also try other images, for example circle.png or rectangle.png ?</text:p>
      <text:p text:style-name="P3"/>
      <text:p text:style-name="P17"><text:span text:style-name="T8">i</text:span>mdata = imread(“cameraman.png”)</text:p>
      <text:p text:style-name="P18">imdata = rgb2gray(imdata)</text:p>
      <text:p text:style-name="P19">F = fft<text:span text:style-name="T14">2</text:span>(imdata)</text:p>
      <text:p text:style-name="P20">s = abs(F)</text:p>
      <text:p text:style-name="P20">% <text:span text:style-name="T9">get the centered spectrum</text:span></text:p>
      <text:p text:style-name="P21">Fsh = <text:span text:style-name="T10">abs(</text:span>fftshift(s)<text:span text:style-name="T10">)</text:span></text:p>
      <text:p text:style-name="P21">% <text:span text:style-name="T11">apply log transform</text:span></text:p>
      <text:p text:style-name="P22">fsh = log(1 + fsh)</text:p>
      <text:p text:style-name="P23">imshow(fsh, <text:span text:style-name="T12">[]</text:span>)</text:p>
      <text:p text:style-name="P23"/>
      <text:p text:style-name="P23">% <text:span text:style-name="T13">reconstruct the image</text:span></text:p>
      <text:p text:style-name="P23"/>
      <text:p text:style-name="P24">f = ifftshift(fsh)</text:p>
      <text:p text:style-name="P24">f = ifft<text:span text:style-name="T14">2</text:span>(f)</text:p>
      <text:p text:style-name="P26">imshow(f, <text:span text:style-name="T15">[]</text:span>)</text:p>
      <text:p text:style-name="P26"/>
      <text:p text:style-name="P46">12. Experiment with FFT of an odd and even lenth signal (image) of small length. For</text:p>
      <text:p text:style-name="P46">creating such a signal (image) use simple commands fftshift(fft2(rand(1,5))) and</text:p>
      <text:p text:style-name="P46">fftshift(fft2(rand(1,6))). What are the characteristic features of the result in each</text:p>
      <text:p text:style-name="P46">case?</text:p>
      <text:p text:style-name="P46">Filter the resulting, complex valued, vectors you get so that you get a real valued signal</text:p>
      <text:p text:style-name="P46">when you transform it back using ifft2. For instance, you can blank out (set to 0)</text:p>
      <text:p text:style-name="P46">certain frequencies and thereby perform filtering. You will need to take into account</text:p>
      <text:p text:style-name="P46">the characteristic features when doing this. Write down your findings. For these</text:p>
      <text:p text:style-name="P46"><text:soft-page-break/>signals, or very small “images”, we recommend that you inspect the actual numbers</text:p>
      <text:p text:style-name="P46">by printing out the matrix in Matlab instead of viewing with imagesc.</text:p>
      <text:p text:style-name="P46"/>
      <text:p text:style-name="P28">I<text:span text:style-name="T16">1</text:span> = <text:span text:style-name="T14">fftshift(fft2(rand(1,5)))</text:span></text:p>
      <text:p text:style-name="P31">% <text:span text:style-name="T11">apply log transform</text:span></text:p>
      <text:p text:style-name="P33">fsh = log(1 + <text:span text:style-name="T17">I1</text:span>)</text:p>
      <text:p text:style-name="P29">imshow(fsh, <text:span text:style-name="T12">[]</text:span>)</text:p>
      <text:p text:style-name="P29"/>
      <text:p text:style-name="P30">% <text:span text:style-name="T13">reconstruct the image</text:span></text:p>
      <text:p text:style-name="P30"/>
      <text:p text:style-name="P34">f = ifftshift(<text:span text:style-name="T18">I1</text:span>)</text:p>
      <text:p text:style-name="P34">f = ifft<text:span text:style-name="T14">2</text:span>(f)</text:p>
      <text:p text:style-name="P27">imshow(f, <text:span text:style-name="T15">[]</text:span>)</text:p>
      <text:p text:style-name="P27"/>
      <text:p text:style-name="P28"><text:span text:style-name="T16">I2 = fftshift(fft2(rand(1,6)))</text:span></text:p>
      <text:p text:style-name="P31">% <text:span text:style-name="T11">apply log transform</text:span></text:p>
      <text:p text:style-name="P33">fsh = log(1 + <text:span text:style-name="T17">I2</text:span>)</text:p>
      <text:p text:style-name="P29">imshow(fsh, <text:span text:style-name="T12">[]</text:span>)</text:p>
      <text:p text:style-name="P29"/>
      <text:p text:style-name="P30">% <text:span text:style-name="T13">reconstruct the image</text:span></text:p>
      <text:p text:style-name="P30"/>
      <text:p text:style-name="P34">f = ifftshift(<text:span text:style-name="T18">I2</text:span>)</text:p>
      <text:p text:style-name="P34">f = ifft<text:span text:style-name="T14">2</text:span>(f)</text:p>
      <text:p text:style-name="P27">imshow(f, <text:span text:style-name="T15">[]</text:span>)</text:p>
      <text:p text:style-name="P27"/>
      <text:p text:style-name="P47">13. Now modify the FFT representation of cameraman.png, setting certain frequences to</text:p>
      <text:p text:style-name="P47">0, to create a low-pass version of the image. Use a circular symmetric filter for best</text:p>
      <text:p text:style-name="P47">result, but feel free to simplify the task a square pattern of your filter. You may blank</text:p>
      <text:p text:style-name="P47">out a part of a matrix using slices, e.g. A(20:30, 50:60) = 0. The result image should</text:p>
      <text:p text:style-name="P47">be real valued after performing ifft. You are not allowed to use the functions real or</text:p>
      <text:p text:style-name="P47">abs or similar ways to force a real valued result.</text:p>
      <text:p text:style-name="P47"/>
      <text:p text:style-name="P35">% create the filter</text:p>
      <text:p text:style-name="P35">[x,y] = meshgrid(-128:127,-128:27)</text:p>
      <text:p text:style-name="P35">z = sqrt(x.^2+y.^2)</text:p>
      <text:p text:style-name="P35">c = z &lt; 40</text:p>
      <text:p text:style-name="P35"/>
      <text:p text:style-name="P35"/>
      <text:p text:style-name="P36"><text:span text:style-name="T8">i</text:span>mdata = imread(“cameraman.png”)</text:p>
      <text:p text:style-name="P37">imdata = rgb2gray(imdata)</text:p>
      <text:p text:style-name="P38">F = fft<text:span text:style-name="T14">2</text:span>(imdata)</text:p>
      <text:p text:style-name="P39">% <text:span text:style-name="T9">get the centered spectrum</text:span></text:p>
      <text:p text:style-name="P32"><text:span text:style-name="T19">Iold</text:span> = fftshift(<text:span text:style-name="T19">F</text:span>)</text:p>
      <text:p text:style-name="P35"/>
      <text:p text:style-name="P35">Inew = Iold. *c</text:p>
      <text:p text:style-name="P35"/>
      <text:p text:style-name="P40">f1 = log(1+abs(Inew))</text:p>
      <text:p text:style-name="P40">fm = max(f1(:))</text:p>
      <text:p text:style-name="P40">imshow(im2uint8(f1/fm))</text:p>
      <text:p text:style-name="P40"/>
      <text:p text:style-name="P40">% <text:span text:style-name="T20">reconstruct the image</text:span></text:p>
      <text:p text:style-name="P41">Inew = ifft2(Inew)</text:p>
      <text:p text:style-name="P41"><text:soft-page-break/><text:span text:style-name="T21">f1 = Inew</text:span></text:p>
      <text:p text:style-name="P41"><text:span text:style-name="T21">fm = max(f1(:))</text:span></text:p>
      <text:p text:style-name="P41"><text:span text:style-name="T21">imshow(f1/fm)</text:span> </text:p>
      <text:p text:style-name="P41"/>
      <text:p text:style-name="P48">14. Create a filter in the frequency-domain that suppresses the pattern in freqdist.png, but</text:p>
      <text:p text:style-name="P48">leaves the rest of the image as intact as possible. What does the filter look like? What</text:p>
      <text:p text:style-name="P48">do you see in the filtered image? Like the previous question, the result image should</text:p>
      <text:p text:style-name="P48">be real valued after performing ifft. You are not allowed to use the functions real or</text:p>
      <text:p text:style-name="P48">abs or similar ways to force a real valued result.</text:p>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22:34:46.118414409</meta:creation-date>
    <dc:date>2019-11-21T06:12:51.635212691</dc:date>
    <meta:editing-duration>PT11H14M10S</meta:editing-duration>
    <meta:editing-cycles>65</meta:editing-cycles>
    <meta:generator>LibreOffice/6.0.7.3$Linux_X86_64 LibreOffice_project/00m0$Build-3</meta:generator>
    <meta:document-statistic meta:table-count="0" meta:image-count="0" meta:object-count="0" meta:page-count="5" meta:paragraph-count="135" meta:word-count="1348" meta:character-count="8247" meta:non-whitespace-character-count="7018"/>
  </office:meta>
</office:document-meta>
</file>